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601095" officeooo:paragraph-rsid="00137d18"/>
    </style:style>
    <style:style style:name="P2" style:family="paragraph" style:parent-style-name="Standard">
      <style:paragraph-properties fo:text-align="start" style:justify-single-word="false"/>
      <style:text-properties officeooo:rsid="005c1402" officeooo:paragraph-rsid="00137d18"/>
    </style:style>
    <style:style style:name="P3" style:family="paragraph" style:parent-style-name="Standard">
      <style:paragraph-properties fo:text-align="start" style:justify-single-word="false"/>
      <style:text-properties officeooo:rsid="005ce215" officeooo:paragraph-rsid="00137d18"/>
    </style:style>
    <style:style style:name="P4" style:family="paragraph" style:parent-style-name="Standard">
      <style:paragraph-properties fo:text-align="start" style:justify-single-word="false"/>
      <style:text-properties officeooo:rsid="00666f67" officeooo:paragraph-rsid="00137d18"/>
    </style:style>
    <style:style style:name="P5" style:family="paragraph" style:parent-style-name="Standard">
      <style:paragraph-properties fo:text-align="start" style:justify-single-word="false"/>
      <style:text-properties officeooo:rsid="005ea1a4" officeooo:paragraph-rsid="00137d18"/>
    </style:style>
    <style:style style:name="P6" style:family="paragraph" style:parent-style-name="Heading_20_2">
      <style:paragraph-properties fo:text-align="center" style:justify-single-word="false"/>
      <style:text-properties officeooo:rsid="005bea5b" officeooo:paragraph-rsid="00137d18"/>
    </style:style>
    <style:style style:name="T1" style:family="text">
      <style:text-properties officeooo:rsid="0338accd"/>
    </style:style>
    <style:style style:name="T2" style:family="text">
      <style:text-properties officeooo:rsid="015516b6"/>
    </style:style>
    <style:style style:name="T3" style:family="text">
      <style:text-properties officeooo:rsid="0123aad2"/>
    </style:style>
    <style:style style:name="T4" style:family="text">
      <style:text-properties officeooo:rsid="00638235"/>
    </style:style>
    <style:style style:name="T5" style:family="text">
      <style:text-properties officeooo:rsid="00666f67"/>
    </style:style>
    <style:style style:name="T6" style:family="text">
      <style:text-properties officeooo:rsid="005ea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/>
      <text:p text:style-name="P2">Потом я нашакалил на бутылку, или две и очнулся уже в сумерках, сидящим на скамье внизу Комсомольской Горки. </text:p>
      <text:p text:style-name="P2">Оказывается, вьюга уже утихла; <text:span text:style-name="T1">с</text:span>верху из темноты опускаются большие тихие снежинки и тают у меня на лице и на груди под распахнутым <text:span text:style-name="T2">настежь </text:span>бушлатом.</text:p>
      <text:p text:style-name="P2">Прохожих прибавляется — конец рабочего дня <text:span text:style-name="T1">у </text:span>служащих. Спешат домой, до меня им дела нет — солдатик тихо культурно отдыхает.</text:p>
      <text:p text:style-name="P2">- Эй! Замёрзнешь!- один всё же потряс мою коленку.</text:p>
      <text:p text:style-name="P2">- Пшёл, бля, на хуй!</text:p>
      <text:p text:style-name="P2">- Как ты смеешь?! Я — работник КГБ!</text:p>
      <text:p text:style-name="P2">- И твою КГБ — на хуй!</text:p>
      <text:p text:style-name="P2">- Я вот патруль позову!</text:p>
      <text:p text:style-name="P2">Потом я поднялся в набитый битком автобус, меня корёжи<text:span text:style-name="T3">т</text:span> от холода и в плотной массе пассажиров <text:span text:style-name="T3">распахивается </text:span>вдруг тоннель — <text:span text:style-name="T3">прямиком</text:span> к высвобожденному сиденью.</text:p>
      <text:p text:style-name="P2">Всё-таки любит наш народ защитников отечества.</text:p>
      <text:p text:style-name="P2"/>
      <text:p text:style-name="P2">На Новый год мы играли в кулинарном училище. </text:p>
      <text:p text:style-name="P2">Точнее, играли они, а я при «Орионе» был просто по инерции.</text:p>
      <text:p text:style-name="P2">В осенний призыв из Пятигорска пришёл Володя по кличке Длинный. Он был не только длинный, но и тощий, с тёмными кругами под глазами, как и положено сидящему на игле наркуше.</text:p>
      <text:p text:style-name="P2">Зато на электрогитаре он играл как соло-гитарист из «Led Zeppelin» на диске «Лестница в небо».</text:p>
      <text:p text:style-name="P2">Рудько его боготворил, я тоже преклонялся, но характер у него был паскудный.</text:p>
      <text:p text:style-name="P2">- Ну, чё ты так Длинный?</text:p>
      <text:p text:style-name="P2">- Я всегда самое своё гавно показываю, чтоб отцепились и в покое оставили.</text:p>
      <text:p text:style-name="P3">Смеялся он хорошо, но редко. </text:p>
      <text:p text:style-name="P3">Пацан пацаном, а на гитаре — бог.</text:p>
      <text:p text:style-name="P3">Конечно, ансамбль отряда «Лестницу в небо» не исполнял, но Длинный и в «Орионовский» репертуар делал такие вставки, что и Джимми Пейдж не постыдился б. </text:p>
      <text:p text:style-name="P3">Ему из Пятигорска его гитару с фузбустером знакомый чувак привёз. Он же и на барабанах стучал в новогодний сезон. </text:p>
      <text:p text:style-name="P3">До призыва Длинного в армию они там в одной группе были; потом гитару <text:span text:style-name="T1">друг </text:span>увёз, конечно. </text:p>
      <text:p text:style-name="P3">Не в клубе ж такие вещи держать.</text:p>
      <text:p text:style-name="P3"/>
      <text:p text:style-name="P3">А пели на вечерах Юра Николаев — звезда крымских кабаков, и Саша Рудько — виртуоз <text:s/>Днепропетровской филармонии. </text:p>
      <text:p text:style-name="P3">Каждый в присущем ему стиле, под импровизы от Джимми Пейджа и <text:span text:style-name="T4">от </text:span>Хендрикса, который <text:span text:style-name="T5">всё равно</text:span> Джимми.</text:p>
      <text:p text:style-name="P4">Но для нормального любителя музыки из глубинки, вскормленному на классических образцах советской эстрады, подобные вариации отдавали какофонией, поскольку явно не кобзонны.</text:p>
      <text:p text:style-name="P3"><text:span text:style-name="T5">Так что</text:span> одна из будущих кулинарок <text:span text:style-name="T5">имела законное основание </text:span>под<text:span text:style-name="T5">ойти</text:span> к Юре Николаеву и <text:span text:style-name="T5">спросить</text:span>:</text:p>
      <text:p text:style-name="P3">- Пгостите, пожалуйста, а вы гусские нагодные иггаете?</text:p>
      <text:p text:style-name="P3">Это она так картавила.</text:p>
      <text:p text:style-name="P3">А Юра знал, что Рудько подпал под влияние Длинного и как тот скажет, так и будет. Поэтому он направил девушку прямиком к Длинному, чтоб зря время не теряла.</text:p>
      <text:p text:style-name="P3">А у Длинного сушняк, сидит на стуле, ноги враскорячку, китель на спинке стула, галстук от парадки через плечо переброшен и упорно вдаль уставился — чего-то там за барханами <text:soft-page-break/>высматривает.</text:p>
      <text:p text:style-name="P3">- Пгостите, пожалуйста, а вы гусские нагодные иггаете?</text:p>
      <text:p text:style-name="P5">Нечеловеческим усилием, воин на стуле собрал <text:span text:style-name="T1">всю</text:span> свою волю в кулак, сосредоточился, навёл резкость органов своей оптики и — различил, что к нему девушка обращается.</text:p>
      <text:p text:style-name="P5">- Гусскую? Нагодную? Это к товагищу Гудько,- и пальцем указал на Сашу Рудько, который задумчиво покручивал ручку громкости на усилителе бас-гитары.</text:p>
      <text:p text:style-name="P5">Девушке не в жилу, что её второй раз отсылают, но, видно, упорная попалась; дошла до Рудько и вопрос свой повторила.</text:p>
      <text:p text:style-name="P5">- Извините,- говорит Рудько и смотрит присущим ему страдальчески туманным голубым взором.- Мы гусские вообще не иггаем.</text:p>
      <text:p text:style-name="P5">Ещё и носом шмыгнул. </text:p>
      <text:p text:style-name="P5">Он бы и рад по другому, но не может — сам картавый. </text:p>
      <text:p text:style-name="P5">Но она-то об этом не знала!</text:p>
      <text:p text:style-name="P5">Вот и толкуй о врождённых комплексах — всё благоприобретается с опытом.</text:p>
      <text:p text:style-name="P5"/>
      <text:p text:style-name="P5">Я на том вечере со ставропольской гречанкой целовался; Валя Папаяни. </text:p>
      <text:p text:style-name="P5">Только целовался. </text:p>
      <text:p text:style-name="P5">Она сказала, что она тут преподавательница и ей двадцать семь лет.</text:p>
      <text:p text:style-name="P5">Так на следующее утро на разводе комбат объявление сделал:</text:p>
      <text:p text:style-name="P5">- Вчера один из наших, <text:span text:style-name="T1">еби о, </text:span><text:s/>музыкантов шестидесятисемилетнюю проблядь под лестницей разложил!</text:p>
      <text:p text:style-name="P5">Вот <text:span text:style-name="T1">ведь </text:span>маразматик — двадцать семь от шестидесяти семи не отличает. </text:p>
      <text:p text:style-name="P5">Это ему тот кусок дерьма — прапор из четвёртой роты заложил.</text:p>
      <text:p text:style-name="P5"/>
      <text:p text:style-name="P5">Дня через два опять где-то играли новогодний вечер, но там я уже не танцевал. Потому что там была такая дурь, что всем дурям — дурь.</text:p>
      <text:p text:style-name="P1">Мы раскумарились на лестнице, зашли в зал, ребята нежно так инструменты взяли, начали играть; а музыка тихая такая, как будто из-за горизонта и, что характерно — медленная. Голову опустишь к колонке, видно же — динамики дёргаются, а всё равно приглушённо как-то.</text:p>
      <text:p text:style-name="P1">Потом я пошёл по залу бродить. И люди там <text:span text:style-name="T6">—</text:span> как будто каждый из листа фанеры выпилен, то есть плоский, всего в двух измерениях.</text:p>
      <text:p text:style-name="P1">Я хочу заглянуть что у них на обратной стороне плоскости, а не получается — кто-то уже следующий нарисовался и тоже двухмерный. </text:p>
      <text:p text:style-name="P1">А издалека и медленно так — музыка...</text:p>
      <text:p text:style-name="P1">Иногда повыше всех голов на паре стебельков шарики глазных яблок проплывают, как перископики — <text:s/>это те псевдо-звукооператоры по залу бродят. </text:p>
      <text:p text:style-name="P1">Во они тащатся! </text:p>
      <text:p text:style-name="P1">Такие смешные... И сами тоже смеются... <text:s/></text:p>
      <text:p text:style-name="P1">Где они такую дурь достали?</text:p>
      <text:p text:style-name="P1"/>
      <text:p text:style-name="P1">Домой нас привезли уже заполночь.</text:p>
      <text:p text:style-name="P1">Стоял скрипучий арктический мороз. Под светом колючих звёзд в небе мы перенесли аппаратуру на сцену пустого холодного кинозала. </text:p>
      <text:p text:style-name="P1">Никто ничего не говорил. Ни сил. Ни желания.</text:p>
      <text:p text:style-name="P1">Ибо всё есть пустота, полная пустота и пустота пусто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16:02.054892620</meta:creation-date>
    <dc:date>2017-03-02T14:16:07.670971730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60" meta:word-count="800" meta:character-count="5009" meta:non-whitespace-character-count="4227"/>
    <meta:generator>LibreOffice/4.3.3.2$Linux_x86 LibreOffice_project/430m0$Build-2</meta:generator>
  </office:meta>
</office:document-meta>
</file>